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Arial" fo:font-size="7.80000019073486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 Forwarded message ---------</text:p>
      <text:p text:style-name="Standard">From: Василь Будник &lt;budnik245@gmail.com&gt;</text:p>
      <text:p text:style-name="Standard">Date: пн, 28 янв. 2019 г. в 13:14</text:p>
      <text:p text:style-name="Standard">Subject: Re: Задание по вакансиии "Junior PHP developer" компании "KeyTraff"</text:p>
      <text:p text:style-name="Standard">To: Key Traff &lt;keytraff@gmail.com&gt;</text:p>
      <text:p text:style-name="Standard"/>
      <text:p text:style-name="Standard"/>
      <text:p text:style-name="Standard">1. SELECT r.id, o.name, r.price, r.count, op.fio FROM offers o, operators op JOIN requests r WHERE o.id=r.offer_id &amp;&amp; op.id=r.operator_id &amp;&amp; r.count &gt; 2 &amp;&amp; (r.operator_id=10 OR r.operator_id=12)</text:p>
      <text:p text:style-name="Standard">2.SELECT o.name, r.count, r.price FROM offers o, operators op JOIN requests r WHERE o.id=r.offer_id &amp;&amp; op.id=r.operator_id GROUP BY r.price</text:p>
      <text:p text:style-name="Standard"/>
      <text:p text:style-name="Standard">В якому форматі вивисти цю інформацію?</text:p>
      <text:p text:style-name="Standard"/>
      <text:p text:style-name="Standard">пн, 28 січ. 2019 о 12:49 Key Traff &lt;keytraff@gmail.com&gt; пише:</text:p>
      <text:p text:style-name="Standard">Задание по вакансии <text:s/>"Junior PHP developer" компании "KeyTraff" </text:p>
      <text:p text:style-name="Standard">Вывести запросы с использованием php,mysql,AJAX, jQuery, Bootstrap. </text:p>
      <text:p text:style-name="Standard">Есть 3 таблицы (в приложенном файле): offers (товары), operators (операторы), requests (заказы)</text:p>
      <text:p text:style-name="Standard">Вывести такие варианты запросов:</text:p>
      <text:p text:style-name="Standard">1) Номер заказа, имя товара, цена, количество, имя оператора за которым числится заказ ,ГДЕ количество товара &gt;2 И id оператора 10 ИЛИ 12</text:p>
      <text:p text:style-name="Standard">2) Имя товара, количество товара, и сумма (price) по каждому товару (сгруппировать)</text:p>
      <text:p text:style-name="Standard"/>
      <text:p text:style-name="P1"><text:span text:style-name="T1">Прикріплені файли:</text:span> testworktrafgid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4-06T19:37:25.715000000</meta:creation-date>
    <dc:date>2019-09-11T21:45:59.767000000</dc:date>
    <meta:editing-duration>PT2M14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6" meta:word-count="161" meta:character-count="1171" meta:non-whitespace-character-count="1023"/>
  </office:meta>
</office:document-meta>
</file>